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Title" style:master-page-name="MP0">
      <style:paragraph-properties style:page-number="auto"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28a3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O Routing of Messages</text:p>
      <text:h text:style-name="Heading_20_1" text:outline-level="1">Abstract</text:h>
      <text:p text:style-name="Text_20_body">FILO (First In Layer Off) routing is inspired by the old UUCP style of source routing by supplying a path for the message to follow in it’s “addressing”. <text:s/>FILO messages are files which are delivered via radio paths (HF, VHF, UHF) using various waveforms. FILO addressing is done as the prefix to the filename if a binary file and as a prefix to a date-time stamp if a plain text file. <text:s/>While fundamentally a semi-manual process, some basic automatic functionality does exists and with control over the radio and data modem, full automation should be possible.</text:p>
      <text:p text:style-name="Text_20_body">Some skill level on the part of the station operators may be necessary, in that knowing which routes “work” makes such a system flow more smoothly. <text:s/>A modicum of human coordination is often required in emergency communications since many stations are ad hoc and may also be portable. <text:s/>Much of this “what works” knowledge is really only necessary at the leaf nodes of such a network, since once an established station is reached, a more stable network has already been derived for the rest of the path. <text:s/>Intervening operators may also re-route messages as required for delivery success. <text:s/></text:p>
      <text:p text:style-name="P1">The <text:s/>creation of “routing tables” has been tested and thus limits the FILO routing to only ONE relay station. <text:s/>Each intervening station supplies the “next hop” toward the destination station. <text:s/>Thus “home mail drops” could be set up on regional network stations. <text:s/>The test implementation of routing tables includes a station route and a “region” route based on the numeral in the destination station call sign <text:span text:style-name="T2">(which will not work for Ham radio)</text:span>.</text:p>
      <text:h text:style-name="Heading_20_1" text:outline-level="1">Definitions</text:h>
      <text:p text:style-name="Text_20_body"><text:span text:style-name="Default_20_Paragraph_20_Font"><text:span text:style-name="T1">Message</text:span></text:span> – A message is defined as a file containing some intelligence which must be transferred from one station or person to another. <text:s/>It may be plain text or a binary file of any type.</text:p>
      <text:p text:style-name="Text_20_body"><text:span text:style-name="Default_20_Paragraph_20_Font"><text:span text:style-name="T1">FILO Formatter</text:span></text:span> – any application which creates messages for use in a FILO routing system. <text:s/>It is capable of fully addressing the message at the user’s will, or by other means by which said addressing may be semi-automated (such as “routing tables” or “address books”).</text:p>
      <text:p text:style-name="Text_20_body"><text:span text:style-name="Default_20_Paragraph_20_Font"><text:span text:style-name="T1">INBOX</text:span></text:span> – The INBOX is the input queue to any application which is using FILO routing. <text:s/>All incoming messages are placed into the INBOX and are subsequently tested for the FILO routing indicator, “_V_” in the message filename.</text:p>
      <text:p text:style-name="Text_20_body"><text:span text:style-name="Default_20_Paragraph_20_Font"><text:span text:style-name="T1">OUTBOX</text:span></text:span> – The OUTBOX is the output queue to any application which is using FILO routing. <text:s/>Any message which has yet to be delivered to it’s destination by this station is stored in the OUTBOX. <text:s/>When a remote station connects to this station, it may poll (query) the OUTBOX for any messages that belong to it’s call sign. <text:s/>Both connected stations may perform this operation and it is called a PULL-PULL SYNC.</text:p>
      <text:p text:style-name="Text_20_body"><text:span text:style-name="Default_20_Paragraph_20_Font"><text:span text:style-name="T1">PULL-PULL SYNC</text:span></text:span> – an action by two connected stations whereby each station asks the other for any messages which are destined for them. <text:s/>Messages are sent one after the other until there is no more <text:soft-page-break/>work. <text:s/>The sending station archives each message once the receiving station has acknowledged receipt of it.</text:p>
      <text:h text:style-name="Heading_20_1" text:outline-level="1">FILO Addressing Format</text:h>
      <text:p text:style-name="Text_20_body">A message file is created by the <text:span text:style-name="Default_20_Paragraph_20_Font"><text:span text:style-name="T1">FILO formatter</text:span></text:span> in one of (at least) two ways. <text:s/></text:p>
      <text:p text:style-name="Text_20_body">1. Textual Messages (mail): The user is prompted for a destination address (in radio terms, call sign) followed by a prompt to gather the Relay station in between (this step could be repeated to build a path of multiple relay stations), followed by a prompt to gather the Subject line for the message, followed by a prompt to gather the Body text of the message. This is combined into a simple e-mail style format of:</text:p>
      <text:p text:style-name="Text_20_body"><text:line-break/><text:span text:style-name="Default_20_Paragraph_20_Font"><text:span text:style-name="T1">Message-ID: </text:span></text:span><text:a xlink:type="simple" xlink:href="mailto:20200430123456Z@AB4MW" office:target-frame-name="_top" xlink:show="replace" text:style-name="Internet_20_link" text:visited-style-name="Visited_20_Internet_20_Link"><text:span text:style-name="Default_20_Paragraph_20_Font"><text:span text:style-name="T1">20200430172901Z@AC4IY</text:span></text:span></text:a><text:span text:style-name="Default_20_Paragraph_20_Font"><text:span text:style-name="T1"><text:line-break/>Date: Thu, 30 Apr 2020 13:29:01 -0400</text:span></text:span><text:line-break/><text:span text:style-name="Default_20_Paragraph_20_Font"><text:span text:style-name="T1">TO: KA3YAN<text:line-break/>FROM: AC4IY<text:line-break/>SUBJECT: The Subject<text:line-break/><text:line-break/>This represents the body text of the message itself.</text:span></text:span></text:p>
      <text:p text:style-name="Text_20_body">This text is saved to a file with the format of: <text:span text:style-name="Default_20_Paragraph_20_Font"><text:span text:style-name="T1">RELAY_V_DESTINATION_yyyymmdd_hhmmss.txt</text:span></text:span></text:p>
      <text:p text:style-name="Text_20_body"><text:span text:style-name="Default_20_Paragraph_20_Font"><text:span text:style-name="T1">Ex: AB4MW_V_KA3YAN_20200430_123456.txt</text:span></text:span> which means, “Send this message to AB4MW for delivery to KA3YAN.”</text:p>
      <text:p text:style-name="Text_20_body">2. File Transfers: The user is prompted for the destination address (call sign). <text:s/>This address is pre-pended to the front of the existing filename (even binary) followed by an underscore followed by “FILE:” and the original filename to be sent. <text:s/>For example: the file smiley.jpg is to be sent to address MYHOUSE. <text:s/>The filename of smiley.jpg is changed to MYHOUSE_<text:a xlink:type="simple" xlink:href="../../../../C:/smiley.jpg" office:target-frame-name="_top" xlink:show="replace" text:style-name="Internet_20_link" text:visited-style-name="Visited_20_Internet_20_Link">FILE:smiley.jpg</text:a> and then moved or copied to the application’s OUTBOX folder. <text:s/></text:p>
      <text:p text:style-name="Text_20_body">If FILO routing is used, the relay chain would be pre-pended to the front of this filename as in 1. above.<text:line-break/><text:line-break/><text:span text:style-name="Default_20_Paragraph_20_Font"><text:span text:style-name="T1">Ex: AB4MW_V_KA3YAN_</text:span></text:span><text:a xlink:type="simple" xlink:href="../../../../C:/smiley.jpg" office:target-frame-name="_top" xlink:show="replace" text:style-name="Internet_20_link" text:visited-style-name="Visited_20_Internet_20_Link"><text:span text:style-name="Default_20_Paragraph_20_Font"><text:span text:style-name="T1">FILE:smiley.jpg</text:span></text:span></text:a> which means “Send this file to AB4MW for delivery to KA3YAN.”</text:p>
      <text:h text:style-name="Heading_20_1" text:outline-level="1">The FILO Routing Function</text:h>
      <text:p text:style-name="Text_20_body"><text:span text:style-name="Default_20_Paragraph_20_Font"><text:span text:style-name="T1">FILO = First In Layer Off</text:span></text:span>, meaning a message is sent to my station with my call sign as the first one on the front of the filename followed by the indicator text “_V_”, such as <text:s/>“AB4MW_V_…..”. <text:s/>This identifies the message as a FILO routed message.</text:p>
      <text:p text:style-name="Text_20_body">The FILO system which receives the message spots the “_V_” marker and simply strips the “own” call sign from the front of the filename and moves the message file to the OUTBOX.</text:p>
      <text:p text:style-name="Text_20_body">Ex: Incoming message “AB4MW_V_KA3YAN_<text:a xlink:type="simple" xlink:href="../../../../C:/smiley.jpg" office:target-frame-name="_top" xlink:show="replace" text:style-name="Internet_20_link" text:visited-style-name="Visited_20_Internet_20_Link">FILE:smiley.jpg</text:a>” is received in the INBOX. <text:s/>It is transformed to “KA3YAN_<text:a xlink:type="simple" xlink:href="../../../../C:/smiley.jpg" office:target-frame-name="_top" xlink:show="replace" text:style-name="Internet_20_link" text:visited-style-name="Visited_20_Internet_20_Link">FILE:smiley.jpg</text:a>” and placed into the OUTBOX.</text:p>
      <text:p text:style-name="Text_20_body"><text:soft-page-break/>In this manner, if the destination station for the message connects to this FILO system, he will find a message waiting for him and automated/semi-automated message SYNC activities can deliver it. <text:s/></text:p>
      <text:h text:style-name="Heading_20_1" text:outline-level="1">FILO Routing Clients</text:h>
      <text:h text:style-name="Heading_20_2" text:outline-level="2">Basic Functionality</text:h>
      <text:p text:style-name="Standard"><text:line-break/>FILO routing message/file clients are capable of a set of required functions to support the routing of messages.<text:line-break/></text:p>
      <text:list xml:id="list4089688878" text:style-name="L1">
        <text:list-item>
          <text:p text:style-name="P3">Application level or Operating System integration so far as to allow the end user the ability to display the contents of the received message file</text:p>
        </text:list-item>
        <text:list-item>
          <text:p text:style-name="P3">Originating a new “mail” message which is a basic textual message between two parties and which is in the standard RFC email style with the 5 basic headers. Message-ID, Date, To, From, Subject, then followed by the body text of the message.</text:p>
        </text:list-item>
        <text:list-item>
          <text:p text:style-name="P3">Originating a new “file transfer” message which allows the user to send any file to another user</text:p>
        </text:list-item>
        <text:list-item>
          <text:p text:style-name="P3">The ability of an operator to re-address a message en route in order to affect delivery</text:p>
        </text:list-item>
      </text:list>
      <text:h text:style-name="Heading_20_2" text:outline-level="2">Optional or Extended Functionality</text:h>
      <text:p text:style-name="Text_20_body">Other functions which may be included in the FILO routing message/file client might include:</text:p>
      <text:list xml:id="list1586815838" text:style-name="L2">
        <text:list-item>
          <text:p text:style-name="P4">Automated or semi-automated routing of messages based on “routing tables”, “dictionaries”, or “address books”</text:p>
        </text:list-item>
        <text:list-item>
          <text:p text:style-name="P4">Multiple station routing at origination. <text:s/>A known path could be specified of more than one intervening relay stations</text:p>
        </text:list-item>
        <text:list-item>
          <text:p text:style-name="P4">Encryption of transmitted messages between end points of a station to station link</text:p>
        </text:list-item>
        <text:list-item>
          <text:p text:style-name="P4">E-mail gateway functions to transfer the standard “mail” message format to an e-mail Mail Transfer Agent, and all necessary re-addressing if it is intended for carriage over the Internet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>FILO Routing of Messages - Copyright April 30, 2020 – GrizzWorks, LLC - 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tch</meta:initial-creator>
    <meta:creation-date>2021-03-09T18:41:00Z</meta:creation-date>
    <dc:date>2023-09-27T07:52:02.964377822</dc:date>
    <meta:editing-cycles>3</meta:editing-cycles>
    <meta:editing-duration>PT4M31S</meta:editing-duration>
    <meta:document-statistic meta:table-count="0" meta:image-count="0" meta:object-count="0" meta:page-count="3" meta:paragraph-count="38" meta:word-count="1125" meta:character-count="6771" meta:non-whitespace-character-count="5649"/>
    <meta:template xlink:type="simple" xlink:actuate="onRequest" xlink:title="" xlink:href="Normal.dotm"/>
  </office:meta>
</office:document-meta>
</file>